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width="0.044cm" draw:stroke-linejoin="miter" draw:fill="solid" draw:fill-color="#ffffff" draw:opacity="0%"/>
    </style:style>
    <style:style style:name="gr3" style:family="graphic" style:parent-style-name="standard">
      <style:graphic-properties draw:stroke="none" svg:stroke-width="0.044cm" draw:stroke-linejoin="miter" draw:fill="solid" draw:fill-color="#000000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svg:stroke-color="#ed1c24" draw:fill-color="#ed1c24" draw:textarea-horizontal-align="justify" draw:textarea-vertical-align="middle" draw:auto-grow-height="false" fo:min-height="0.02cm" fo:min-width="0cm"/>
    </style:style>
    <style:style style:name="gr6" style:family="graphic" style:parent-style-name="standard">
      <style:graphic-properties svg:stroke-color="#ccbe00" draw:fill-color="#ccbe00" draw:textarea-horizontal-align="justify" draw:textarea-vertical-align="middle" draw:auto-grow-height="false" fo:min-height="0.02cm" fo:min-width="0cm"/>
    </style:style>
    <style:style style:name="gr7" style:family="graphic" style:parent-style-name="standard">
      <style:graphic-properties svg:stroke-color="#d99116" draw:fill-color="#d99116" draw:textarea-horizontal-align="justify" draw:textarea-vertical-align="middle" draw:auto-grow-height="fals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 draw:opacity="0%"/>
    </style:style>
    <style:style style:name="P3" style:family="paragraph">
      <loext:graphic-properties draw:fill="solid" draw:fill-color="#000000"/>
    </style:style>
    <style:style style:name="P4" style:family="paragraph">
      <loext:graphic-properties draw:fill-color="#ed1c24"/>
      <style:paragraph-properties fo:text-align="center"/>
    </style:style>
    <style:style style:name="P5" style:family="paragraph">
      <loext:graphic-properties draw:fill-color="#ccbe00"/>
      <style:paragraph-properties fo:text-align="center"/>
    </style:style>
    <style:style style:name="P6" style:family="paragraph">
      <loext:graphic-properties draw:fill-color="#d99116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1.935cm" svg:y1="9.845cm" svg:x2="1.935cm" svg:y2="0.574cm">
          <text:p/>
        </draw:line>
        <draw:line draw:style-name="gr1" draw:text-style-name="P1" draw:layer="layout" svg:x1="0.157cm" svg:y1="8.956cm" svg:x2="15.143cm" svg:y2="8.956cm">
          <text:p/>
        </draw:line>
        <draw:g>
          <svg:title>TexMaths</svg:title>
          <svg:desc>14§display§x§svg§600§TRUE§</svg:desc>
          <draw:polygon draw:style-name="gr2" draw:text-style-name="P2" draw:layer="layout" svg:width="0.28cm" svg:height="0.211cm" svg:x="14.55cm" svg:y="9.506cm" svg:viewBox="0 0 281 212" draw:points="141,212 0,212 0,0 281,0 281,212">
            <text:p/>
          </draw:polygon>
          <draw:path draw:style-name="gr3" draw:text-style-name="P3" draw:layer="layout" svg:width="0.245cm" svg:height="0.223cm" svg:x="14.565cm" svg:y="9.499cm" svg:viewBox="0 0 246 224" svg:d="M151 69c2-13 14-58 48-58 4 0 15 0 25 6-14 3-24 15-24 27 0 8 6 18 19 18 12 0 27-9 27-30 0-25-29-32-46-32-29 0-46 26-52 38-13-34-38-38-53-38-51 0-79 64-79 76 0 5 4 5 5 5 5 0 6 0 7-5 17-52 49-65 66-65 9 0 27 5 27 33 0 15-9 49-27 117-8 32-26 52-47 52-3 0-15 0-25-6 13-3 24-13 24-27 0-13-11-18-19-18-15 0-27 14-27 30 0 22 25 32 46 32 33 0 51-35 53-38 5 19 23 38 52 38 52 0 80-64 80-76 0-5-5-5-6-5-4 0-6 1-7 5-15 54-50 65-66 65-19 0-27-16-27-33 0-11 4-21 9-43z">
            <text:p/>
          </draw:path>
        </draw:g>
        <draw:g>
          <svg:title>TexMaths</svg:title>
          <svg:desc>14§display§f(x)§svg§600§TRUE§</svg:desc>
          <draw:polygon draw:style-name="gr2" draw:text-style-name="P2" draw:layer="layout" svg:width="0.954cm" svg:height="0.491cm" svg:x="0.422cm" svg:y="0.568cm" svg:viewBox="0 0 955 492" draw:points="478,492 0,492 0,0 955,0 955,492">
            <text:p/>
          </draw:polygon>
          <draw:path draw:style-name="gr3" draw:text-style-name="P3" draw:layer="layout" svg:width="0.245cm" svg:height="0.448cm" svg:x="0.448cm" svg:y="0.589cm" svg:viewBox="0 0 246 449" svg:d="M156 150h42c9 0 15 0 15-9 0-5-6-5-14-5h-41l10-58c2-10 9-44 12-50 5-10 14-17 24-17 2 0 14 0 23 9-21 1-25 19-25 26 0 12 8 18 17 18 13 0 27-11 27-30 0-23-22-34-42-34-17 0-48 9-63 58-3 10-4 15-17 78h-33c-10 0-15 0-15 9 0 5 3 5 14 5h32l-37 195c-9 48-18 93-42 93-3 0-15 0-25-9 23-1 28-19 28-27 0-11-9-17-19-17-12 0-27 12-27 30 0 22 21 34 43 34 26 0 45-29 54-48 17-31 28-91 28-94z">
            <text:p/>
          </draw:path>
          <draw:path draw:style-name="gr3" draw:text-style-name="P3" draw:layer="layout" svg:width="0.114cm" svg:height="0.492cm" svg:x="0.763cm" svg:y="0.567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3" draw:text-style-name="P3" draw:layer="layout" svg:width="0.245cm" svg:height="0.223cm" svg:x="0.92cm" svg:y="0.718cm" svg:viewBox="0 0 246 224" svg:d="M151 69c2-13 14-58 48-58 4 0 15 0 25 6-14 3-24 15-24 27 0 8 6 18 19 18 12 0 27-9 27-30 0-25-29-32-46-32-29 0-45 26-52 38-13-34-38-38-53-38-51 0-79 64-79 76 0 5 4 5 5 5 5 0 6 0 7-5 17-52 49-65 66-65 9 0 27 5 27 33 0 15-9 49-27 117-8 32-26 52-47 52-3 0-15 0-25-6 13-3 24-13 24-27 0-13-11-18-19-18-15 0-27 14-27 30 0 22 25 32 46 32 33 0 50-35 53-38 5 19 23 38 52 38 52 0 80-64 80-76 0-5-5-5-6-5-4 0-6 2-7 5-15 54-50 65-66 65-19 0-27-16-27-33 0-11 4-21 9-43z">
            <text:p/>
          </draw:path>
          <draw:path draw:style-name="gr3" draw:text-style-name="P3" draw:layer="layout" svg:width="0.114cm" svg:height="0.492cm" svg:x="1.214cm" svg:y="0.567cm" svg:viewBox="0 0 115 493" svg:d="M115 247c0-39-5-98-32-154-30-61-73-93-79-93-2 0-4 2-4 4 0 3 0 4 9 13 49 48 77 126 77 230 0 84-18 171-79 233-7 6-7 7-7 9 0 3 2 4 4 4 6 0 51-34 80-96 26-54 31-109 31-150z">
            <text:p/>
          </draw:path>
        </draw:g>
        <draw:path draw:style-name="gr4" draw:text-style-name="P1" draw:layer="layout" svg:width="4.833cm" svg:height="8.579cm" draw:transform="rotate (1.18560216087975) translate (1.61535267516559cm 4.54722005384751cm)" svg:viewBox="0 0 4834 8580" svg:d="M2296 13c218-39 426 22 645 24 156 2 529-86 435 252-61 220-192 405-317 589-100 146-191 330-361 400-205 83-358 241-541 346-199 115-358 286-517 447-157 158-274 351-424 522-149 170-157 614 186 495 205-71 420 61 628 63 388 3 207 531 85 679-150 181-276 378-445 545-156 154-323 300-484 450-165 152-326 300-467 491-133 181-188 379-314 556-121 169-147 393-262 566-157 236-159 497-125 749 32 236 316 245 493 354 196 121 403 222 624 287 228 67 470 79 702 127 245 52 499-7 745-1 230 6 458-28 688-25 195 2 391-4 586 1 189 4 395-1 550 142 160 146 314 304 423 494l5 14">
          <text:p/>
        </draw:path>
        <draw:custom-shape draw:style-name="gr5" draw:text-style-name="P4" draw:layer="layout" svg:width="0.762cm" svg:height="0.762cm" svg:x="2.57cm" svg:y="1.081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custom-shape draw:style-name="gr6" draw:text-style-name="P5" draw:layer="layout" svg:width="0.762cm" svg:height="0.762cm" svg:x="7.904cm" svg:y="6.796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g>
          <svg:title>TexMaths</svg:title>
          <svg:desc>14§display§\text{global minimum}§svg§600§TRUE§</svg:desc>
          <draw:polygon draw:style-name="gr2" draw:text-style-name="P2" draw:layer="layout" svg:width="3.474cm" svg:height="0.436cm" svg:x="6.92cm" svg:y="7.651cm" svg:viewBox="0 0 3475 437" draw:points="1738,437 0,437 0,0 3475,0 3475,437">
            <text:p/>
          </draw:polygon>
          <draw:path draw:style-name="gr3" draw:text-style-name="P3" draw:layer="layout" svg:width="0.225cm" svg:height="0.325cm" svg:x="6.933cm" svg:y="7.769cm" svg:viewBox="0 0 226 326" svg:d="M96 139c-43 0-43-49-43-61 0-13 1-29 7-41 5-7 16-20 36-20 43 0 43 49 43 60 0 14 0 29-8 42-4 7-16 20-35 20zM38 158c0-2 0-13 9-23 19 14 39 15 49 15 46 0 80-33 80-72 0-19-8-37-20-48 18-17 36-19 45-19 1 0 3 0 4 0-6 2-8 8-8 14 0 9 7 14 15 14 4 0 14-3 14-14 0-9-6-25-25-25-11 0-32 3-53 24-20-17-42-18-52-18-46 0-80 33-80 71 0 23 11 41 23 52-7 7-15 23-15 40 0 16 6 35 22 44-30 9-46 30-46 50 0 35 49 63 110 63 58 0 110-26 110-64 0-18-8-42-33-57-27-13-55-13-85-13-12 0-34 0-37 0-16-3-27-18-27-34zM110 314c-51 0-84-25-84-51 0-23 19-41 40-42h29c43 0 99 0 99 42 0 26-36 51-84 51z">
            <text:p/>
          </draw:path>
          <draw:path draw:style-name="gr3" draw:text-style-name="P3" draw:layer="layout" svg:width="0.11cm" svg:height="0.342cm" svg:x="7.181cm" svg:y="7.65cm" svg:viewBox="0 0 111 343" svg:d="M72 0l-72 6v15c35 0 39 4 39 27v257c0 22-5 22-39 22v16c17-1 43-1 55-1s37 0 56 1v-16c-34 0-39 0-39-22z">
            <text:p/>
          </draw:path>
          <draw:path draw:style-name="gr3" draw:text-style-name="P3" draw:layer="layout" svg:width="0.219cm" svg:height="0.227cm" svg:x="7.315cm" svg:y="7.771cm" svg:viewBox="0 0 220 228" svg:d="M220 115c0-62-51-115-110-115-62 0-110 54-110 115 0 64 52 113 110 113 59 0 110-50 110-113zM110 215c-22 0-43-11-56-33s-13-52-13-70c0-19 0-46 12-68 13-23 37-33 57-33 21 0 42 10 55 32 13 21 13 50 13 69 0 18 0 45-11 66-10 23-33 37-57 37z">
            <text:p/>
          </draw:path>
          <draw:path draw:style-name="gr3" draw:text-style-name="P3" draw:layer="layout" svg:width="0.243cm" svg:height="0.348cm" svg:x="7.561cm" svg:y="7.65cm" svg:viewBox="0 0 244 349" svg:d="M72 157v-157l-72 6v15c35 0 38 4 38 27v295h12c2-1 5-8 18-30 8 11 29 36 65 36 60 0 111-49 111-112s-49-113-105-113c-38 0-59 24-67 33zM73 287v-102c0-10 0-10 5-18 19-28 46-31 59-31 22 0 40 12 51 31 14 20 15 48 15 68 0 19-1 49-16 71-10 15-29 31-56 31-21 0-39-12-51-30-7-10-7-11-7-20z">
            <text:p/>
          </draw:path>
          <draw:path draw:style-name="gr3" draw:text-style-name="P3" draw:layer="layout" svg:width="0.222cm" svg:height="0.227cm" svg:x="7.84cm" svg:y="7.771cm" svg:viewBox="0 0 223 228" svg:d="M143 184c3 20 16 40 40 40 10 0 40-7 40-47v-27h-12v27c0 29-13 33-18 33-16 0-18-23-18-25v-100c0-20 0-39-18-58-19-19-44-27-69-27-40 0-73 24-73 56 0 15 10 24 22 24 13 0 22-11 22-24 0-6-2-22-24-22 13-17 37-23 53-23 24 0 52 19 52 63v19c-25 1-59 2-91 17-37 17-49 42-49 65 0 40 48 53 80 53s54-21 63-44zM140 103v49c0 48-35 64-57 64-25 0-45-18-45-42 0-27 21-69 102-71z">
            <text:p/>
          </draw:path>
          <draw:path draw:style-name="gr3" draw:text-style-name="P3" draw:layer="layout" svg:width="0.11cm" svg:height="0.342cm" svg:x="8.081cm" svg:y="7.65cm" svg:viewBox="0 0 111 343" svg:d="M72 0l-72 6v15c35 0 39 4 39 27v257c0 22-5 22-39 22v16c17-1 43-1 55-1s37 0 56 1v-16c-34 0-39 0-39-22z">
            <text:p/>
          </draw:path>
          <draw:path draw:style-name="gr3" draw:text-style-name="P3" draw:layer="layout" svg:width="0.384cm" svg:height="0.218cm" svg:x="8.38cm" svg:y="7.774cm" svg:viewBox="0 0 385 219" svg:d="M38 48v134c0 21-4 21-38 21v16c17 0 43-2 56-2 12 0 38 2 55 2v-16c-33 0-38 0-38-21v-92c0-52 35-79 66-79s37 27 37 55v116c0 21-6 21-38 21v16c17 0 41-2 55-2 13 0 39 2 56 2v-16c-34 0-40 0-40-21v-92c0-52 36-79 68-79 31 0 36 27 36 55v116c0 21-5 21-39 21v16c17 0 43-2 56-2s39 2 55 2v-16c-25 0-38 0-38-15v-94c0-42 0-58-15-76-7-8-24-18-52-18-41 0-64 29-72 48-6-42-43-48-66-48-36 0-59 21-73 52v-52l-69 6v15c35 0 38 4 38 27z">
            <text:p/>
          </draw:path>
          <draw:path draw:style-name="gr3" draw:text-style-name="P3" draw:layer="layout" svg:width="0.105cm" svg:height="0.33cm" svg:x="8.79cm" svg:y="7.662cm" svg:viewBox="0 0 106 331" svg:d="M72 112l-70 6v15c33 0 37 3 37 27v133c0 22-5 22-39 22v16c16-1 43-1 55-1 17 0 35 0 51 1v-16c-32 0-34-2-34-21zM74 26c0-16-12-26-27-26-16 0-26 13-26 26s10 27 26 27c15 0 27-12 27-27z">
            <text:p/>
          </draw:path>
          <draw:path draw:style-name="gr3" draw:text-style-name="P3" draw:layer="layout" svg:width="0.248cm" svg:height="0.218cm" svg:x="8.925cm" svg:y="7.774cm" svg:viewBox="0 0 249 219" svg:d="M38 48v134c0 21-4 21-38 21v16c17 0 43-2 56-2 12 0 38 2 55 2v-16c-33 0-38 0-38-21v-92c0-52 35-79 66-79s37 27 37 55v116c0 21-6 21-38 21v16c17 0 42-2 56-2 12 0 38 2 55 2v-16c-26 0-38 0-38-15v-94c0-42 0-58-16-76-7-8-24-18-52-18-37 0-59 21-74 52v-52l-69 6v15c35 0 38 4 38 27z">
            <text:p/>
          </draw:path>
          <draw:path draw:style-name="gr3" draw:text-style-name="P3" draw:layer="layout" svg:width="0.105cm" svg:height="0.33cm" svg:x="9.197cm" svg:y="7.662cm" svg:viewBox="0 0 106 331" svg:d="M72 112l-70 6v15c33 0 37 3 37 27v133c0 22-5 22-39 22v16c16-1 43-1 55-1 17 0 35 0 51 1v-16c-32 0-34-2-34-21zM74 26c0-16-12-26-27-26-16 0-26 13-26 26s10 27 26 27c15 0 27-12 27-27z">
            <text:p/>
          </draw:path>
          <draw:path draw:style-name="gr3" draw:text-style-name="P3" draw:layer="layout" svg:width="0.384cm" svg:height="0.218cm" svg:x="9.333cm" svg:y="7.774cm" svg:viewBox="0 0 385 219" svg:d="M38 48v134c0 21-6 21-38 21v16c17 0 43-2 56-2 12 0 38 2 55 2v-16c-33 0-38 0-38-21v-92c0-52 35-79 66-79s37 27 37 55v116c0 21-6 21-38 21v16c17 0 41-2 55-2 13 0 39 2 56 2v-16c-34 0-40 0-40-21v-92c0-52 36-79 68-79 31 0 36 27 36 55v116c0 21-5 21-39 21v16c17 0 43-2 56-2s39 2 55 2v-16c-25 0-38 0-38-15v-94c0-42 0-58-15-76-7-8-24-18-52-18-41 0-64 29-72 48-6-42-43-48-66-48-36 0-59 21-73 52v-52l-69 6v15c35 0 38 4 38 27z">
            <text:p/>
          </draw:path>
          <draw:path draw:style-name="gr3" draw:text-style-name="P3" draw:layer="layout" svg:width="0.248cm" svg:height="0.223cm" svg:x="9.728cm" svg:y="7.774cm" svg:viewBox="0 0 249 224" svg:d="M177 179v45l72-5v-16c-35 0-38-3-38-27v-176l-73 6v15c35 0 38 4 38 27v89c0 42-24 76-59 76-42 0-44-22-44-48v-165l-73 6v15c38 0 38 1 38 45v74c0 39 0 84 76 84 27 0 50-13 63-45z">
            <text:p/>
          </draw:path>
          <draw:path draw:style-name="gr3" draw:text-style-name="P3" draw:layer="layout" svg:width="0.384cm" svg:height="0.218cm" svg:x="10.001cm" svg:y="7.774cm" svg:viewBox="0 0 385 219" svg:d="M38 48v134c0 21-6 21-38 21v16c17 0 43-2 56-2 12 0 38 2 55 2v-16c-33 0-38 0-38-21v-92c0-52 35-79 66-79s37 27 37 55v116c0 21-6 21-39 21v16c18 0 42-2 56-2 13 0 39 2 56 2v-16c-34 0-40 0-40-21v-92c0-52 36-79 68-79 30 0 36 27 36 55v116c0 21-6 21-39 21v16c17 0 43-2 56-2s39 2 55 2v-16c-25 0-38 0-38-15v-94c0-42 0-58-15-76-7-8-24-18-52-18-41 0-64 29-72 48-6-42-43-48-66-48-36 0-59 21-73 52v-52l-69 6v15c35 0 38 4 38 27z">
            <text:p/>
          </draw:path>
        </draw:g>
        <draw:g>
          <svg:title>TexMaths</svg:title>
          <svg:desc>14§display§\text{global maximum}§svg§600§TRUE§</svg:desc>
          <draw:polygon draw:style-name="gr2" draw:text-style-name="P2" draw:layer="layout" svg:width="3.569cm" svg:height="0.436cm" svg:x="2.397cm" svg:y="0.556cm" svg:viewBox="0 0 3570 437" draw:points="1784,437 0,437 0,0 3570,0 3570,437">
            <text:p/>
          </draw:polygon>
          <draw:path draw:style-name="gr3" draw:text-style-name="P3" draw:layer="layout" svg:width="0.225cm" svg:height="0.325cm" svg:x="2.41cm" svg:y="0.674cm" svg:viewBox="0 0 226 326" svg:d="M96 139c-43 0-43-49-43-61 0-13 1-29 7-41 5-7 16-20 36-20 43 0 43 49 43 60 0 14 0 29-8 42-4 7-16 20-35 20zM38 158c0-2 0-13 9-23 19 14 39 15 49 15 46 0 80-33 80-72 0-19-8-37-20-48 18-17 36-19 45-19 1 0 3 0 4 0-6 2-8 8-8 14 0 9 7 14 15 14 4 0 14-3 14-14 0-9-6-25-25-25-11 0-32 3-53 24-20-17-42-18-52-18-46 0-80 33-80 71 0 23 11 41 23 52-7 7-15 23-15 40 0 16 6 35 22 44-30 9-46 30-46 50 0 35 49 63 110 63 58 0 110-26 110-64 0-18-8-42-33-57-27-13-55-13-85-13-12 0-34 0-37 0-16-3-27-18-27-34zM110 314c-51 0-84-25-84-51 0-23 19-41 40-42h29c43 0 99 0 99 42 0 26-36 51-84 51z">
            <text:p/>
          </draw:path>
          <draw:path draw:style-name="gr3" draw:text-style-name="P3" draw:layer="layout" svg:width="0.11cm" svg:height="0.342cm" svg:x="2.658cm" svg:y="0.555cm" svg:viewBox="0 0 111 343" svg:d="M72 0l-72 6v15c35 0 39 4 39 27v257c0 22-5 22-39 22v16c17-1 43-1 55-1s37 0 56 1v-16c-34 0-39 0-39-22z">
            <text:p/>
          </draw:path>
          <draw:path draw:style-name="gr3" draw:text-style-name="P3" draw:layer="layout" svg:width="0.219cm" svg:height="0.227cm" svg:x="2.792cm" svg:y="0.676cm" svg:viewBox="0 0 220 228" svg:d="M220 115c0-62-51-115-110-115-62 0-110 54-110 115 0 64 52 113 110 113 59 0 110-50 110-113zM110 215c-22 0-43-11-56-33s-13-52-13-70c0-19 0-46 12-68 13-23 37-33 57-33 21 0 42 10 55 32 13 21 13 50 13 69 0 18 0 45-11 66-10 23-33 37-57 37z">
            <text:p/>
          </draw:path>
          <draw:path draw:style-name="gr3" draw:text-style-name="P3" draw:layer="layout" svg:width="0.243cm" svg:height="0.348cm" svg:x="3.038cm" svg:y="0.555cm" svg:viewBox="0 0 244 349" svg:d="M72 157v-157l-72 6v15c35 0 38 4 38 27v295h12c2-1 5-8 18-30 8 11 29 36 65 36 60 0 111-49 111-112s-49-113-105-113c-38 0-59 24-67 33zM73 287v-102c0-10 0-10 5-18 19-28 46-31 59-31 22 0 40 12 51 31 14 20 15 48 15 68 0 19-1 49-16 71-10 15-29 31-56 31-21 0-39-12-51-30-7-10-7-11-7-20z">
            <text:p/>
          </draw:path>
          <draw:path draw:style-name="gr3" draw:text-style-name="P3" draw:layer="layout" svg:width="0.222cm" svg:height="0.227cm" svg:x="3.317cm" svg:y="0.676cm" svg:viewBox="0 0 223 228" svg:d="M143 184c3 20 16 40 40 40 10 0 40-7 40-47v-27h-12v27c0 29-13 33-18 33-16 0-18-23-18-25v-100c0-20 0-39-18-58-19-19-44-27-69-27-40 0-73 24-73 56 0 15 10 24 22 24 13 0 22-11 22-24 0-6-2-22-24-22 13-17 37-23 53-23 24 0 52 19 52 63v19c-25 1-59 2-91 17-37 17-49 42-49 65 0 40 48 53 80 53s54-21 63-44zM140 103v49c0 48-35 64-57 64-25 0-45-18-45-42 0-27 21-69 102-71z">
            <text:p/>
          </draw:path>
          <draw:path draw:style-name="gr3" draw:text-style-name="P3" draw:layer="layout" svg:width="0.11cm" svg:height="0.342cm" svg:x="3.558cm" svg:y="0.555cm" svg:viewBox="0 0 111 343" svg:d="M72 0l-72 6v15c35 0 39 4 39 27v257c0 22-5 22-39 22v16c17-1 43-1 55-1s37 0 56 1v-16c-34 0-39 0-39-22z">
            <text:p/>
          </draw:path>
          <draw:path draw:style-name="gr3" draw:text-style-name="P3" draw:layer="layout" svg:width="0.384cm" svg:height="0.218cm" svg:x="3.857cm" svg:y="0.679cm" svg:viewBox="0 0 385 219" svg:d="M38 48v134c0 21-4 21-38 21v16c17 0 43-2 56-2 12 0 38 2 55 2v-16c-33 0-38 0-38-21v-92c0-52 35-79 66-79s37 27 37 55v116c0 21-6 21-38 21v16c17 0 41-2 55-2 13 0 39 2 56 2v-16c-34 0-40 0-40-21v-92c0-52 36-79 68-79 31 0 36 27 36 55v116c0 21-5 21-39 21v16c17 0 43-2 56-2s39 2 55 2v-16c-25 0-38 0-38-15v-94c0-42 0-58-15-76-7-8-24-18-52-18-41 0-64 29-72 48-6-42-43-48-66-48-36 0-59 21-73 52v-52l-69 6v15c35 0 38 4 38 27z">
            <text:p/>
          </draw:path>
          <draw:path draw:style-name="gr3" draw:text-style-name="P3" draw:layer="layout" svg:width="0.222cm" svg:height="0.227cm" svg:x="4.27cm" svg:y="0.676cm" svg:viewBox="0 0 223 228" svg:d="M143 184c3 20 16 40 40 40 10 0 40-7 40-47v-27h-12v27c0 29-13 33-18 33-16 0-18-23-18-25v-100c0-20 0-39-18-58-19-19-44-27-67-27-42 0-75 24-75 56 0 15 10 24 22 24 13 0 22-11 22-24 0-6-2-22-24-22 13-17 37-23 53-23 24 0 52 19 52 63v19c-25 1-59 2-91 17-37 17-49 42-49 65 0 40 48 53 80 53s54-21 63-44zM140 103v49c0 48-35 64-57 64-25 0-45-18-45-42 0-27 21-69 102-71z">
            <text:p/>
          </draw:path>
          <draw:path draw:style-name="gr3" draw:text-style-name="P3" draw:layer="layout" svg:width="0.248cm" svg:height="0.212cm" svg:x="4.501cm" svg:y="0.685cm" svg:viewBox="0 0 249 213" svg:d="M136 98c15-20 33-44 45-57 16-17 36-25 59-25v-16c-13 1-27 1-41 1s-40-1-47-1v16c10 1 15 6 15 14s-6 15-8 18l-30 38-39-49c-5-6-5-7-5-9 0-8 8-12 18-12v-16c-13 0-46 1-54 1-10 0-33 0-47-1v16c35 0 36 0 58 30l50 64-47 58c-24 29-53 30-63 30v15c12-1 28-1 41-1 14 0 35 1 47 1v-15c-11-2-14-7-14-15 0-12 14-27 44-63l38 49c4 6 10 14 10 17 0 5-5 11-18 12v15c16 0 42-1 54-1 13 0 32 0 47 1v-15c-26 0-35-1-46-15z">
            <text:p/>
          </draw:path>
          <draw:path draw:style-name="gr3" draw:text-style-name="P3" draw:layer="layout" svg:width="0.105cm" svg:height="0.33cm" svg:x="4.77cm" svg:y="0.567cm" svg:viewBox="0 0 106 331" svg:d="M72 112l-70 6v15c33 0 37 3 37 27v133c0 22-5 22-39 22v16c16-1 43-1 55-1 17 0 35 0 51 1v-16c-32 0-34-2-34-21zM74 26c0-16-12-26-27-26-16 0-26 13-26 26s10 27 26 27c15 0 27-12 27-27z">
            <text:p/>
          </draw:path>
          <draw:path draw:style-name="gr3" draw:text-style-name="P3" draw:layer="layout" svg:width="0.384cm" svg:height="0.218cm" svg:x="4.906cm" svg:y="0.679cm" svg:viewBox="0 0 385 219" svg:d="M38 48v134c0 21-6 21-38 21v16c17 0 43-2 56-2 12 0 38 2 55 2v-16c-33 0-38 0-38-21v-92c0-52 35-79 66-79s37 27 37 55v116c0 21-6 21-38 21v16c17 0 41-2 55-2 13 0 39 2 56 2v-16c-34 0-40 0-40-21v-92c0-52 36-79 68-79 31 0 36 27 36 55v116c0 21-5 21-39 21v16c17 0 43-2 56-2s39 2 55 2v-16c-25 0-38 0-38-15v-94c0-42 0-58-15-76-7-8-24-18-52-18-41 0-64 29-72 48-6-42-43-48-66-48-36 0-59 21-73 52v-52l-69 6v15c35 0 38 4 38 27z">
            <text:p/>
          </draw:path>
          <draw:path draw:style-name="gr3" draw:text-style-name="P3" draw:layer="layout" svg:width="0.248cm" svg:height="0.223cm" svg:x="5.3cm" svg:y="0.679cm" svg:viewBox="0 0 249 224" svg:d="M177 179v45l72-5v-16c-35 0-38-3-38-27v-176l-73 6v15c35 0 38 4 38 27v89c0 42-24 76-60 76-41 0-43-22-43-48v-165l-73 6v15c38 0 38 1 38 45v74c0 39 0 84 76 84 27 0 50-13 63-45z">
            <text:p/>
          </draw:path>
          <draw:path draw:style-name="gr3" draw:text-style-name="P3" draw:layer="layout" svg:width="0.384cm" svg:height="0.218cm" svg:x="5.573cm" svg:y="0.679cm" svg:viewBox="0 0 385 219" svg:d="M38 48v134c0 21-6 21-38 21v16c17 0 43-2 56-2 12 0 38 2 55 2v-16c-33 0-38 0-38-21v-92c0-52 35-79 66-79s37 27 37 55v116c0 21-6 21-39 21v16c18 0 42-2 56-2 13 0 39 2 56 2v-16c-34 0-40 0-40-21v-92c0-52 36-79 68-79 30 0 36 27 36 55v116c0 21-6 21-39 21v16c17 0 43-2 56-2s39 2 55 2v-16c-25 0-38 0-38-15v-94c0-42 0-58-15-76-7-8-24-18-52-18-41 0-64 29-72 48-6-42-43-48-66-48-36 0-59 21-73 52v-52l-69 6v15c35 0 38 4 38 27z">
            <text:p/>
          </draw:path>
        </draw:g>
        <draw:g>
          <svg:title>TexMaths</svg:title>
          <svg:desc>14§display§\text{local maximum}§svg§600§TRUE§</svg:desc>
          <draw:polygon draw:style-name="gr2" draw:text-style-name="P2" draw:layer="layout" svg:width="3.283cm" svg:height="0.341cm" svg:x="4.81cm" svg:y="3.093cm" svg:viewBox="0 0 3284 342" draw:points="1642,342 0,342 0,0 3284,0 3284,342">
            <text:p/>
          </draw:polygon>
          <draw:path draw:style-name="gr3" draw:text-style-name="P3" draw:layer="layout" svg:width="0.11cm" svg:height="0.342cm" svg:x="4.826cm" svg:y="3.092cm" svg:viewBox="0 0 111 343" svg:d="M72 0l-72 6v15c35 0 39 4 39 27v257c0 23-5 23-39 23v15c17-1 43-1 55-1s37 0 56 1v-15c-34 0-39 0-39-23z">
            <text:p/>
          </draw:path>
          <draw:path draw:style-name="gr3" draw:text-style-name="P3" draw:layer="layout" svg:width="0.219cm" svg:height="0.227cm" svg:x="4.96cm" svg:y="3.213cm" svg:viewBox="0 0 220 228" svg:d="M220 116c0-63-51-116-110-116-62 0-110 54-110 116 0 64 52 112 110 112 59 0 110-50 110-112zM110 215c-22 0-43-11-56-33s-13-52-13-70c0-19 0-46 12-68 13-23 37-33 57-33 21 0 42 10 55 32 13 21 13 50 13 69 0 18 0 45-11 66-10 23-33 37-57 37z">
            <text:p/>
          </draw:path>
          <draw:path draw:style-name="gr3" draw:text-style-name="P3" draw:layer="layout" svg:width="0.187cm" svg:height="0.227cm" svg:x="5.222cm" svg:y="3.213cm" svg:viewBox="0 0 188 228" svg:d="M41 114c0-80 41-102 67-102 4 0 35 0 53 18-20 3-23 17-23 24 0 12 9 22 22 22 14 0 24-9 24-23 0-34-38-53-76-53-62 0-108 54-108 114 0 64 49 114 106 114 66 0 82-60 82-65s-4-5-5-5c-5 0-6 2-7 5-15 46-47 52-65 52-26 0-70-21-70-101z">
            <text:p/>
          </draw:path>
          <draw:path draw:style-name="gr3" draw:text-style-name="P3" draw:layer="layout" svg:width="0.222cm" svg:height="0.227cm" svg:x="5.444cm" svg:y="3.213cm" svg:viewBox="0 0 223 228" svg:d="M143 184c3 20 16 40 40 40 10 0 40-6 40-47v-27h-12v27c0 29-13 33-18 33-16 0-18-23-18-25v-100c0-20 0-39-18-58-19-19-44-27-69-27-40 0-73 24-73 56 0 15 10 24 22 24 13 0 22-10 22-24 0-6-2-22-24-22 13-17 37-23 53-23 24 0 52 19 52 63v19c-25 1-59 2-91 17-37 17-49 43-49 65 0 40 48 53 80 53s54-20 63-44zM140 103v50c0 47-35 64-57 64-25 0-45-18-45-43 0-27 21-69 102-71z">
            <text:p/>
          </draw:path>
          <draw:path draw:style-name="gr3" draw:text-style-name="P3" draw:layer="layout" svg:width="0.11cm" svg:height="0.342cm" svg:x="5.684cm" svg:y="3.092cm" svg:viewBox="0 0 111 343" svg:d="M72 0l-72 6v15c35 0 39 4 39 27v257c0 23-5 23-39 23v15c17-1 43-1 55-1s37 0 56 1v-15c-34 0-39 0-39-23z">
            <text:p/>
          </draw:path>
          <draw:path draw:style-name="gr3" draw:text-style-name="P3" draw:layer="layout" svg:width="0.384cm" svg:height="0.218cm" svg:x="5.984cm" svg:y="3.217cm" svg:viewBox="0 0 385 219" svg:d="M38 48v134c0 21-6 21-38 21v16c17 0 43-1 56-1 12 0 38 1 55 1v-16c-33 0-38 0-38-21v-92c0-52 35-79 66-79s37 27 37 55v116c0 21-6 21-39 21v16c18 0 42-1 56-1 13 0 39 1 56 1v-16c-34 0-40 0-40-21v-92c0-52 36-79 68-79 30 0 35 27 35 55v116c0 21-5 21-38 21v16c17 0 43-1 56-1s38 1 55 1v-16c-25 0-38 0-38-14v-95c0-42 0-58-15-76-7-8-24-18-52-18-41 0-64 29-72 48-6-42-43-48-66-48-36 0-59 21-73 52v-52l-69 6v15c35 0 38 4 38 27z">
            <text:p/>
          </draw:path>
          <draw:path draw:style-name="gr3" draw:text-style-name="P3" draw:layer="layout" svg:width="0.222cm" svg:height="0.227cm" svg:x="6.397cm" svg:y="3.213cm" svg:viewBox="0 0 223 228" svg:d="M144 184c2 20 15 40 39 40 10 0 40-6 40-47v-27h-12v27c0 29-13 33-18 33-16 0-18-23-18-25v-100c0-20 0-39-18-58-19-19-44-27-67-27-42 0-75 24-75 56 0 15 10 24 22 24 15 0 22-10 22-24 0-6-2-22-24-22 13-17 37-23 53-23 24 0 52 19 52 63v19c-25 1-59 2-91 17-37 17-49 43-49 65 0 40 48 53 80 53s54-20 64-44zM140 103v50c0 47-35 64-57 64-25 0-45-18-45-43 0-27 21-69 102-71z">
            <text:p/>
          </draw:path>
          <draw:path draw:style-name="gr3" draw:text-style-name="P3" draw:layer="layout" svg:width="0.248cm" svg:height="0.212cm" svg:x="6.628cm" svg:y="3.222cm" svg:viewBox="0 0 249 213" svg:d="M136 98c15-19 33-44 45-56 16-18 36-26 59-26v-16c-13 1-27 1-41 1s-40-1-47-1v16c10 1 15 6 15 14s-6 15-8 18l-30 38-39-49c-5-6-5-7-5-9 0-8 8-12 18-12v-16c-13 0-46 1-54 1-10 0-33 0-47-1v16c35 0 36 0 58 30l50 64-46 58c-25 30-54 31-64 31v14c12-1 28-1 41-1 14 0 35 1 47 1v-14c-11-3-14-8-14-16 0-11 14-27 44-63l38 49c4 6 10 14 10 17 0 5-5 12-18 13v14c16 0 42-1 54-1 13 0 32 0 47 1v-14c-26 0-35-1-46-16z">
            <text:p/>
          </draw:path>
          <draw:path draw:style-name="gr3" draw:text-style-name="P3" draw:layer="layout" svg:width="0.105cm" svg:height="0.33cm" svg:x="6.897cm" svg:y="3.104cm" svg:viewBox="0 0 106 331" svg:d="M72 112l-70 6v16c33 0 37 2 37 26v133c0 22-5 22-39 22v16c16-1 43-1 55-1 17 0 35 0 51 1v-16c-32 0-34-2-34-21zM74 26c0-16-12-26-27-26-16 0-26 13-26 26s10 27 26 27c15 0 27-11 27-27z">
            <text:p/>
          </draw:path>
          <draw:path draw:style-name="gr3" draw:text-style-name="P3" draw:layer="layout" svg:width="0.384cm" svg:height="0.218cm" svg:x="7.032cm" svg:y="3.217cm" svg:viewBox="0 0 385 219" svg:d="M38 48v134c0 21-4 21-38 21v16c17 0 43-1 56-1 12 0 38 1 55 1v-16c-33 0-38 0-38-21v-92c0-52 35-79 66-79s37 27 37 55v116c0 21-6 21-38 21v16c17 0 41-1 55-1 13 0 39 1 56 1v-16c-34 0-40 0-40-21v-92c0-52 36-79 68-79 31 0 35 27 35 55v116c0 21-4 21-38 21v16c17 0 43-1 56-1s38 1 55 1v-16c-25 0-38 0-38-14v-95c0-42 0-58-15-76-7-8-24-18-52-18-41 0-64 29-72 48-6-42-43-48-66-48-36 0-59 21-73 52v-52l-69 6v15c35 0 38 4 38 27z">
            <text:p/>
          </draw:path>
          <draw:path draw:style-name="gr3" draw:text-style-name="P3" draw:layer="layout" svg:width="0.248cm" svg:height="0.223cm" svg:x="7.428cm" svg:y="3.217cm" svg:viewBox="0 0 249 224" svg:d="M177 180v44l72-5v-16c-35 0-38-3-38-27v-176l-73 6v15c34 0 38 4 38 27v89c0 43-24 76-60 76-41 0-43-22-43-48v-165l-73 6v15c38 0 38 1 38 45v74c0 40 0 84 75 84 28 0 51-13 64-44z">
            <text:p/>
          </draw:path>
          <draw:path draw:style-name="gr3" draw:text-style-name="P3" draw:layer="layout" svg:width="0.384cm" svg:height="0.218cm" svg:x="7.7cm" svg:y="3.217cm" svg:viewBox="0 0 385 219" svg:d="M38 48v134c0 21-6 21-38 21v16c17 0 43-1 56-1 12 0 38 1 55 1v-16c-33 0-38 0-38-21v-92c0-52 35-79 66-79s37 27 37 55v116c0 21-6 21-39 21v16c18 0 42-1 56-1 13 0 39 1 56 1v-16c-34 0-40 0-40-21v-92c0-52 36-79 68-79 30 0 35 27 35 55v116c0 21-5 21-38 21v16c17 0 43-1 56-1s38 1 55 1v-16c-25 0-38 0-38-14v-95c0-42 0-58-15-76-7-8-24-18-52-18-41 0-64 29-72 48-6-42-43-48-66-48-36 0-59 21-73 52v-52l-69 6v15c35 0 38 4 38 27z">
            <text:p/>
          </draw:path>
        </draw:g>
        <draw:g>
          <svg:title>TexMaths</svg:title>
          <svg:desc>14§display§\text{local minimum}§svg§600§TRUE§</svg:desc>
          <draw:polygon draw:style-name="gr2" draw:text-style-name="P2" draw:layer="layout" svg:width="3.187cm" svg:height="0.341cm" svg:x="2.397cm" svg:y="4.812cm" svg:viewBox="0 0 3188 342" draw:points="1594,342 0,342 0,0 3188,0 3188,342">
            <text:p/>
          </draw:polygon>
          <draw:path draw:style-name="gr3" draw:text-style-name="P3" draw:layer="layout" svg:width="0.11cm" svg:height="0.342cm" svg:x="2.413cm" svg:y="4.811cm" svg:viewBox="0 0 111 343" svg:d="M72 0l-72 6v15c35 0 39 4 39 27v257c0 23-5 23-39 23v15c17-1 43-1 55-1s37 0 56 1v-15c-34 0-39 0-39-23z">
            <text:p/>
          </draw:path>
          <draw:path draw:style-name="gr3" draw:text-style-name="P3" draw:layer="layout" svg:width="0.219cm" svg:height="0.227cm" svg:x="2.547cm" svg:y="4.932cm" svg:viewBox="0 0 220 228" svg:d="M220 116c0-63-51-116-110-116-62 0-110 54-110 116 0 64 52 112 110 112 59 0 110-50 110-112zM110 215c-22 0-43-11-56-33s-13-52-13-70c0-19 0-46 12-68 13-23 37-33 57-33 21 0 42 10 55 32 13 21 13 50 13 69 0 18 0 45-11 66-10 23-33 37-57 37z">
            <text:p/>
          </draw:path>
          <draw:path draw:style-name="gr3" draw:text-style-name="P3" draw:layer="layout" svg:width="0.187cm" svg:height="0.227cm" svg:x="2.809cm" svg:y="4.932cm" svg:viewBox="0 0 188 228" svg:d="M41 114c0-80 41-102 67-102 4 0 35 0 53 18-20 3-23 17-23 24 0 12 9 22 22 22 14 0 24-9 24-23 0-34-38-53-76-53-62 0-108 54-108 114 0 64 49 114 106 114 67 0 82-60 82-65s-4-5-5-5c-5 0-6 2-7 5-15 46-47 52-65 52-26 0-70-21-70-101z">
            <text:p/>
          </draw:path>
          <draw:path draw:style-name="gr3" draw:text-style-name="P3" draw:layer="layout" svg:width="0.222cm" svg:height="0.227cm" svg:x="3.031cm" svg:y="4.932cm" svg:viewBox="0 0 223 228" svg:d="M143 184c3 20 16 40 40 40 10 0 40-6 40-47v-27h-12v27c0 29-13 33-18 33-16 0-18-23-18-25v-100c0-20 0-39-18-58-19-19-44-27-69-27-40 0-73 24-73 56 0 15 10 24 22 24 13 0 22-10 22-24 0-6-2-22-24-22 13-17 37-23 53-23 24 0 52 19 52 63v19c-25 1-59 2-91 17-37 17-49 43-49 65 0 40 48 53 80 53s54-20 63-44zM140 103v50c0 47-35 64-57 64-25 0-45-18-45-43 0-27 21-69 102-71z">
            <text:p/>
          </draw:path>
          <draw:path draw:style-name="gr3" draw:text-style-name="P3" draw:layer="layout" svg:width="0.11cm" svg:height="0.342cm" svg:x="3.271cm" svg:y="4.811cm" svg:viewBox="0 0 111 343" svg:d="M72 0l-72 6v15c35 0 39 4 39 27v257c0 23-5 23-39 23v15c17-1 43-1 55-1s37 0 56 1v-15c-34 0-39 0-39-23z">
            <text:p/>
          </draw:path>
          <draw:path draw:style-name="gr3" draw:text-style-name="P3" draw:layer="layout" svg:width="0.384cm" svg:height="0.218cm" svg:x="3.571cm" svg:y="4.936cm" svg:viewBox="0 0 385 219" svg:d="M38 48v134c0 21-6 21-38 21v16c17 0 43-1 56-1 12 0 38 1 55 1v-16c-33 0-38 0-38-21v-92c0-52 35-79 66-79s37 27 37 55v116c0 21-6 21-39 21v16c18 0 42-1 56-1 13 0 39 1 56 1v-16c-34 0-40 0-40-21v-92c0-52 36-79 68-79 30 0 36 27 36 55v116c0 21-6 21-39 21v16c17 0 43-1 56-1s39 1 55 1v-16c-25 0-38 0-38-14v-95c0-42 0-58-15-76-7-8-24-18-52-18-41 0-64 29-72 48-6-42-43-48-66-48-36 0-59 21-73 52v-52l-69 6v15c35 0 38 4 38 27z">
            <text:p/>
          </draw:path>
          <draw:path draw:style-name="gr3" draw:text-style-name="P3" draw:layer="layout" svg:width="0.105cm" svg:height="0.33cm" svg:x="3.98cm" svg:y="4.823cm" svg:viewBox="0 0 106 331" svg:d="M72 112l-70 6v16c33 0 37 2 37 26v133c0 22-5 22-39 22v16c16-1 43-1 55-1 17 0 35 0 51 1v-16c-32 0-34-2-34-21zM74 26c0-16-12-26-27-26-16 0-26 13-26 26s10 27 26 27c15 0 27-11 27-27z">
            <text:p/>
          </draw:path>
          <draw:path draw:style-name="gr3" draw:text-style-name="P3" draw:layer="layout" svg:width="0.248cm" svg:height="0.218cm" svg:x="4.115cm" svg:y="4.936cm" svg:viewBox="0 0 249 219" svg:d="M38 48v134c0 21-4 21-38 21v16c17 0 43-1 56-1 12 0 38 1 55 1v-16c-33 0-38 0-38-21v-92c0-52 35-79 66-79s37 27 37 55v116c0 21-6 21-38 21v16c17 0 42-1 56-1 12 0 38 1 55 1v-16c-26 0-38 0-38-14v-95c0-42 0-58-16-76-7-8-24-18-52-18-37 0-59 21-74 52v-52l-69 6v15c35 0 38 4 38 27z">
            <text:p/>
          </draw:path>
          <draw:path draw:style-name="gr3" draw:text-style-name="P3" draw:layer="layout" svg:width="0.105cm" svg:height="0.33cm" svg:x="4.389cm" svg:y="4.823cm" svg:viewBox="0 0 106 331" svg:d="M72 112l-70 6v16c33 0 37 2 37 26v133c0 22-5 22-39 22v16c16-1 43-1 55-1 17 0 35 0 51 1v-16c-32 0-34-2-34-21zM74 26c0-16-12-26-27-26-16 0-26 13-26 26s10 27 26 27c15 0 27-11 27-27z">
            <text:p/>
          </draw:path>
          <draw:path draw:style-name="gr3" draw:text-style-name="P3" draw:layer="layout" svg:width="0.384cm" svg:height="0.218cm" svg:x="4.524cm" svg:y="4.936cm" svg:viewBox="0 0 385 219" svg:d="M38 48v134c0 21-4 21-38 21v16c17 0 43-1 56-1 12 0 38 1 55 1v-16c-33 0-38 0-38-21v-92c0-52 35-79 66-79s37 27 37 55v116c0 21-6 21-38 21v16c17 0 41-1 55-1 13 0 39 1 56 1v-16c-34 0-40 0-40-21v-92c0-52 36-79 68-79 31 0 36 27 36 55v116c0 21-5 21-39 21v16c17 0 43-1 56-1s39 1 55 1v-16c-25 0-38 0-38-14v-95c0-42 0-58-15-76-7-8-24-18-52-18-41 0-64 29-72 48-6-42-43-48-66-48-36 0-59 21-73 52v-52l-69 6v15c35 0 38 4 38 27z">
            <text:p/>
          </draw:path>
          <draw:path draw:style-name="gr3" draw:text-style-name="P3" draw:layer="layout" svg:width="0.248cm" svg:height="0.223cm" svg:x="4.92cm" svg:y="4.936cm" svg:viewBox="0 0 249 224" svg:d="M177 180v44l72-5v-16c-35 0-38-3-38-27v-176l-73 6v15c35 0 38 4 38 27v89c0 43-24 76-60 76-41 0-43-22-43-48v-165l-73 6v15c38 0 38 1 38 45v74c0 40 0 84 75 84 28 0 51-13 64-44z">
            <text:p/>
          </draw:path>
          <draw:path draw:style-name="gr3" draw:text-style-name="P3" draw:layer="layout" svg:width="0.384cm" svg:height="0.218cm" svg:x="5.192cm" svg:y="4.936cm" svg:viewBox="0 0 385 219" svg:d="M38 48v134c0 21-6 21-38 21v16c17 0 43-1 56-1 12 0 38 1 55 1v-16c-33 0-38 0-38-21v-92c0-52 35-79 66-79s37 27 37 55v116c0 21-6 21-39 21v16c18 0 42-1 56-1 13 0 39 1 56 1v-16c-34 0-40 0-40-21v-92c0-52 36-79 68-79 30 0 36 27 36 55v116c0 21-6 21-39 21v16c17 0 43-1 56-1s39 1 55 1v-16c-25 0-38 0-38-14v-95c0-42 0-58-15-76-7-8-24-18-52-18-41 0-64 29-72 48-6-42-43-48-66-48-36 0-59 21-73 52v-52l-69 6v15c35 0 38 4 38 27z">
            <text:p/>
          </draw:path>
        </draw:g>
        <draw:custom-shape draw:style-name="gr7" draw:text-style-name="P6" draw:layer="layout" svg:width="0.333cm" svg:height="0.333cm" svg:x="4.683cm" svg:y="4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333cm" svg:height="0.333cm" svg:x="5.383cm" svg:y="3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367cm" fo:page-height="10.28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6T12:17:40.526716855</meta:creation-date>
    <dc:date>2018-12-06T12:41:20.055224306</dc:date>
    <meta:editing-duration>PT23M36S</meta:editing-duration>
    <meta:editing-cycles>5</meta:editing-cycles>
    <meta:generator>LibreOffice/6.0.6.2$Linux_X86_64 LibreOffice_project/00$Build-2</meta:generator>
    <meta:document-statistic meta:object-count="74"/>
  </office:meta>
</office:document-meta>
</file>